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</office:automatic-styles>
  <office:body>
    <office:text>
      <text:p text:style-name="Title">Quick start</text:p>
      <text:p text:style-name="Text_20_body">No matter what your level of experience with Deep Learning (DL) systems may be, nGraph provides a path to start working with the DL stack. Let's begin with the easiest and most straightforward options.</text:p>
      <text:h text:style-name="Heading_20_1" text:outline-level="1">TensorFlow</text:h>
      <text:p text:style-name="First_20_paragraph">The easiest way to get started is to use the latest PyPI <text:a xlink:type="simple" xlink:href="https://pypi.org/project/ngraph-tensorflow-bridge" office:name=""><text:span text:style-name="Definition">ngraph-tensorflow-bridge</text:span></text:a>, which has instructions for Linux* systems, and tips for users of Mac OS X.</text:p>
      <text:p text:style-name="Text_20_body">You can install TensorFlow and nGraph in a virtual environment; otherwise, the code will install to a system location.</text:p>
      <text:p text:style-name="P1">pip install --upgrade pip==19.3.1</text:p>
      <text:p text:style-name="P2">pip install tensorflow</text:p>
      <text:p text:style-name="P3">pip install ngraph-tensorflow-bridge</text:p>
      <text:p text:style-name="First_20_paragraph">Note</text:p>
      <text:p text:style-name="Text_20_body">You may need to use the latest versions of <text:span text:style-name="Source_Text">tensorflow</text:span> and the bridge to get pip installs to work. See the tensorflow_connect file for more detail about working with TensorFlow*.</text:p>
      <text:p text:style-name="Text_20_body">That's it! Now you can test the installation by running the following command:</text:p>
      <text:p text:style-name="P4">python -c "import tensorflow as tf; print('TensorFlow version: ',tf.__version__);import ngraph_bridge; print(ngraph_bridge.__version__)"</text:p>
      <text:p text:style-name="First_20_paragraph">Output will look something like:</text:p>
      <text:p text:style-name="P5">TensorFlow version: <text:s text:c="1"/>[version]</text:p>
      <text:p text:style-name="P6">nGraph bridge version: b'[version]'</text:p>
      <text:p text:style-name="P7">nGraph version used for this build: b'[version-rc-hash]'</text:p>
      <text:p text:style-name="P8">TensorFlow version used for this build: v[version-hash]</text:p>
      <text:p text:style-name="P9">CXX11_ABI flag used for this build: boolean</text:p>
      <text:p text:style-name="First_20_paragraph">More detail in the <text:a xlink:type="simple" xlink:href="https://github.com/tensorflow/ngraph-bridge/blob/master/examples/README.md" office:name=""><text:span text:style-name="Definition">ngraph_bridge examples</text:span></text:a> directory.</text:p>
      <text:p text:style-name="Text_20_body">See also the <text:a xlink:type="simple" xlink:href="https://github.com/tensorflow/ngraph-bridge/blob/master/diagnostics/README.md" office:name=""><text:span text:style-name="Definition">diagnostic tools</text:span></text:a>.</text:p>
      <text:h text:style-name="Heading_20_1" text:outline-level="1">ONNX</text:h>
      <text:p text:style-name="First_20_paragraph">Another easy way to get started working with the DL (Deep Learning) stack is to try the examples available via <text:a xlink:type="simple" xlink:href="https://github.com/NervanaSystems/ngraph-onnx" office:name=""><text:span text:style-name="Definition">nGraph ONNX</text:span></text:a>.</text:p>
      <text:p text:style-name="Text_20_body">To prepare your environment to use nGraph and ONNX, install the Python packages for nGraph, ONNX and NumPy:</text:p>
      <text:p text:style-name="P10">$ pip install ngraph-core onnx numpy</text:p>
      <text:p text:style-name="First_20_paragraph">Now you can start exploring some of the onnx_integ examples.</text:p>
      <text:p text:style-name="Text_20_body">See also nGraph's ../python_api/index.</text:p>
      <text:h text:style-name="Heading_20_1" text:outline-level="1">PlaidML</text:h>
      <text:p text:style-name="First_20_paragraph">See the ngraph_plaidml_backend section on how to build the nGraph-PlaidML.</text:p>
      <text:h text:style-name="Heading_20_1" text:outline-level="1">Other integration paths</text:h>
      <text:p text:style-name="First_20_paragraph">If you are considering incorporating components from the nGraph Compiler stack in your framework or neural network design, another useful doc is the section on other/index . Contents here are also useful if you are working on something built-from-scratch, or on an existing framework that is less widely-supported than the popular frameworks like TensorFlow and PyTo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uick start</dc:title>
  </office:meta>
</office:document-meta>
</file>